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co35" style:family="table-column">
      <style:table-column-properties fo:break-before="auto" style:column-width="228.25pt"/>
    </style:style>
    <style:style style:name="co36" style:family="table-column">
      <style:table-column-properties fo:break-before="auto" style:column-width="239.1pt"/>
    </style:style>
    <style:style style:name="co37" style:family="table-column">
      <style:table-column-properties fo:break-before="auto" style:column-width="156.3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26.69pt"/>
    </style:style>
    <style:style style:name="co40" style:family="table-column">
      <style:table-column-properties fo:break-before="auto" style:column-width="85.24pt"/>
    </style:style>
    <style:style style:name="co41" style:family="table-column">
      <style:table-column-properties fo:break-before="auto" style:column-width="139.35pt"/>
    </style:style>
    <style:style style:name="co42" style:family="table-column">
      <style:table-column-properties fo:break-before="auto" style:column-width="387.5pt"/>
    </style:style>
    <style:style style:name="co43" style:family="table-column">
      <style:table-column-properties fo:break-before="auto" style:column-width="311.75pt"/>
    </style:style>
    <style:style style:name="co44" style:family="table-column">
      <style:table-column-properties fo:break-before="auto" style:column-width="285.51pt"/>
    </style:style>
    <style:style style:name="co45" style:family="table-column">
      <style:table-column-properties fo:break-before="auto" style:column-width="447.05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fo:background-color="#ffffff"/>
      <style:text-properties fo:color="#000000"/>
    </style:style>
    <style:style style:name="ce3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Gnumeric-default">
      <style:table-cell-properties fo:background-color="#ffffff"/>
    </style:style>
    <style:style style:name="ce4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4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color="#000000"/>
    </style:style>
    <style:style style:name="ce46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3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Шо. С и С++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власть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месть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контроль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перспективы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секс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еда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вод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сомн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2">
          <table:table-cell table:style-name="ce36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эйфори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ех кого я БЫ трахну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моя жизнь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природа</text:p>
          </table:table-cell>
          <table:table-cell table:number-columns-repeated="1023"/>
        </table:table-row>
        <table:table-row table:style-name="ro2">
          <table:table-cell table:style-name="ce38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2">
          <table:table-cell table:style-name="ce38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я вижу по этому поводу в своей фаз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хз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не страшн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акая огромная тема что я боюсь её касаться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big can of worms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кстат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не ищу в фаз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не искал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скорей думаю что ищу в фазе когда просто говорю то что всплывает в голов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я слушаю что выдаст мой мозг на этот ответ предполагая что у него неограниченные возможност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не одно и то ж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не видел это в фаз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жалуйста не над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посмотрим. Если не С++ то забьёшь на всё программирование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19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я колдую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Что затрагивает эту задачу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Моя гипотеза, почему этот вопрос важен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мне надо много чего решать по железу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ункты то всплывают то уходят но рано или поздно мне приходится открывать консоль и что-то дела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асто что-то десктопно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ли процессионное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когда это происходит я не знаю что делать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тому что руби в этих ситуациях не поможет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руби помогает настраивать коммуникацию между готовыми программам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может быть поможет написать небольшую библиотеку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консольную прогу приходится писать либо на баше либо подключать руби енджин который в спешке хрен настроиш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когда ты руби не настраивал три года а потом открываешь то там уже всё поменялос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тут наверно то же само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хз. Я помню я платил пакистанцу 20 баксов за С++. или 10. не помню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думаю что это всё равно что C# только без плюшек и фич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нет виндозовских библиотек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всё остальное как на C#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им я себя успокаиваю по крайней мер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тому что плюсом этого является что я не завишу от виндоус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значит наверно можно компайлить сорс код под разные архитектуры и спокойно работать на одном сорс коде на разных операционках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не знаю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сё это слишком трудно опознать прям чисто из энергий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знаю что это язык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громный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у меня мало времен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я просто хотел заюзать две библиотек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ожет тр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без необходимости копипейстить то что я не понимаю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итон хоть можно поня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тут синтаксис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хз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смотрим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ка вызывает сомнение что мне надо в 32 года начинать учить С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Уйдёт 10 лет прежде чем я что либо в этом выучу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у меня на руби 2 года ушл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рограмист-полиглот блин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498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ты можешь сейчас сделать чтоб сделать себе хорошо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20 минут отдых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………… поотжиматься. хз. Физкультур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посмотреть на большие сиськ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х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ожет просто попить чайочку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 это надолго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не так кажетс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ожет и нет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чисти зубк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упер. Теперь говор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короче. Мысль которая мне пришла – что руби триггерит С-шные методы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там где реально надо метод который работает быстро и довольно популярен – Руби обычно передаёт в аналогичный С метод переменную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типа передал и всё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ри чём рубишная платформа постоянно совершенствуется чтоб эти методы работали быстрее и т.п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ля этого выпускают разные версии Руби постоян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латают дыры, мемори лики и т.п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Руби вроде как работае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а и питон наверно имеет ту же политику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если я реально захочу там стринги конкатенейтить например… то лучше делать это на Руби чем на чём либо ещё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лучше иметь абстрагированный активрекрод чем писать самому драйвер на С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кстати… драйвер к постгресу под руби написан на С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у т.е. все эти адаптеры постоянно совершенствуютс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единственное на что я надеюсь – что мооооооооооожет быть под С уже есть давно устоявшиеся библиотек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ипа постгресу 40 лет. С-шке 60 лет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гугли. Может и сайты на С делаю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да… ёпт. Делают…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з какой там уровень безопасности правд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учитывая что Руби была популярна года три прежде чем там залатали все существенные дыры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сайт банка я б не делал на платформе которую придумал студент гарварда и больше никто её не девелопит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сё равно что “цюпич придумал фреймворк. Юзайте, пацаны”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я и бал. Короче. т.е. безопасность хромает лад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да. и линукс на С++ тоже всегда не доделан. Есть стабильные версии. А есть девелопмент версии. И код постоянно вроде как доделывается и как только ты на блидинг едже – всё, ничо нету и дыры затыкаешь сам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вопрос на чём их лучше затык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а С++ или скажем на питон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скорость питона и С++ не сравнивал но по моему второй быстрее не настолько чтоб об этом волноватьс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отя…….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да. короче. С++ быстрее. А С ещё быстрее. А ассемблер блядь вообще быстр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нет не быстро. С компиллируется в машинный код. В тот же ассемблер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у короче. Вопрос “что быстрее” это не то что я спрашивал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видишью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&lt;&lt;&gt;&gt;&lt; &lt;&gt;&lt; &lt;&lt;&gt;&lt;&gt;&lt;&gt;:,&gt;&lt;&gt;&lt;&gt;&lt;&lt;&gt;&lt; &gt;&gt;&gt;&gt; &lt;&lt;&lt;&gt;&lt; H&gt;&lt;&gt;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от что такое С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руби схавает много чего automagically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за Руби там где мож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роблема лишь в том что тебе трудно на руби делать что либо кроме сайто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ипа единственный способ сделать на Руби десктопную прогу – это качать джейруби фреймворк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втыкать в код библиотеки из джавы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то в принципе возможно. Но они ты говоришь уродливые и т.п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умай “что будет через два года”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не знаешь ничег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берёшься за язык который скорей всего юзается на всём ЖЕЛЕЗЕ во всём мир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есь машинный код – на С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елай выводы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смотри прежде чем пойдёшь дальше размеры например дистрибутив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мда. Глянул Кернел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иллион коммито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чти всё на С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тараются однострочные где возможн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специфика языка не позволяет потому что чейнить методы в С нельзя, и потому приходится иногда делать простыню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ипа шаг 1 обработки: бла бл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Шаг 2: бла бл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это всё внутри метод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………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з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вот. Иди дальше. Погугли может можно как-то десктопные на руби писа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микроскоп никто не отменял. И обработку ………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А………. ёпт. ща. Погоди. Бля. Там ж реально пизда. С переменным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д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так. Иди дальше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452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20" office:value-type="string" calcext:value-type="string">
            <text:p>Примеры сегодняшних коэффициентов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х3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в 2014м был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х7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на 2020й год (долго не программировал)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+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“хацю быть крутой как Саша”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рутось это херня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опрос лишь в том что ты можешь с ним сдела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что тебе НАДО сдела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 это как баш. Только с лучшим синтаксисом и возможностями позволяющими говорить каждому чипу что дел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а. тебе это надо. Доделай. И пойдёшь мутить свою анатомию. Ты понял что у тебя нет шансов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0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мне надо компы часто настраивать под задачи тепер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я натыкаюсь на то что я знаю только руби, а его недостаточно чтоб что-то сделать аутсайд зе скоп оф обработки юзер инпут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нажатие кнопки я конечно похэндлю. Но допустим мне надо там……… не знаю…. Не простой “алаяс”. А запрограммировать джойстик например или…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хуй его знает мне просто надо микроскоп сделать чтоб был машин лёрнинг а мой комп не вытягивает. А главная библиотека на С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…………………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сделал на питоне. Я знаю. Но теперь стоит вопрос что есть С-шная библиотека, и есть к ней питоновский интерфейс. И у меня как у параноика есть подозрение что до питона долетели не все фичи а только основные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хз. Я хочу знать когда остановиться. А круче С ничего нету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знать три языка (руби, с, джаваскрипт) не так плох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очно покрывает все мои нужды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ардвер, сайты, фронт енд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акой тройкой я могу такого наклепать что………………….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з. опять мета-пункт. Я не знаю. С. Что. С. ОпенСВ, хуй его знает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2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2">
          <table:table-cell table:style-name="ce19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40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36" table:number-columns-repeated="127"/>
          <table:table-cell table:number-columns-repeated="896"/>
        </table:table-row>
        <table:table-row table:style-name="ro2" table:number-rows-repeated="2">
          <table:table-cell table:style-name="ce36" table:number-columns-repeated="128"/>
          <table:table-cell table:number-columns-repeated="896"/>
        </table:table-row>
        <table:table-row table:style-name="ro2">
          <table:table-cell table:style-name="ce36" office:value-type="string" calcext:value-type="string">
            <text:p>у меня С уже всплывало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много раз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у него уже 5+ звёзд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от него зависит программирование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я делаю его чтоб не общаться с халявщиками которые вместо того чтоб заделывать баги поучают меня на гитхабе как мне жить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мол вот типа ты чувак мы тебе ничего не должны блядь и т.п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и пишут какое-то говно абы как которое глючное кривое и ещё с абы какой документацией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в С хоть больше толковых людей сидит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т.е. я тут скорей ради комьюнити чем ради синтаксиса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комьюнити перевесило синтаксис. 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я надеюсь что я смогу как на руби – подключить “джем” который разговаривает с вебкой, и может пожонглировать переменными и готово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естественно я не собираюсь лопатить 1 млн коммитов кэрнэла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т.е. у меня была проблема что нужных мне прог не было или были хуёвые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была проблема что мне никто не помогал и приходилось на колене дописывать проги которые должны работать аут оф зе бокс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т.е. я не мог отбросить джем из-за того что у него 2% глючные, приходилось писать адаптер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Я…………………………………… я просто хочу отдохнуть от доказывания всем что руби это будущее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тем более что я не могу на нём нихрена сделать если не подключать С-шных программ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Руби это абстракция от С. Удобная. Настолько удобная что я от него много лет не отходил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но мне нужны десктопные проги а на руби я их не напишу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а джаву я учить не собираюсь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потому что меня бесят люди которые её учат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И ……… я хуй его знает. Не могу обьяснить. Джава джава. Оракл. Джава. Пошли они в жопу. Я буду писать сразу на С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table:number-columns-repeated="128"/>
          <table:table-cell table:number-columns-repeated="896"/>
        </table:table-row>
        <table:table-row table:style-name="ro2">
          <table:table-cell table:style-name="ce36" office:value-type="string" calcext:value-type="string">
            <text:p>ясно. Коммюнити. </text:p>
          </table:table-cell>
          <table:table-cell table:style-name="ce36" table:number-columns-repeated="127"/>
          <table:table-cell table:number-columns-repeated="896"/>
        </table:table-row>
        <table:table-row table:style-name="ro2" table:number-rows-repeated="100">
          <table:table-cell table:style-name="ce36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и да и не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а потому что те кто понимает о чём речь будут в восторг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ет потому что маме надо чем быстрее результа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тоб уже деньги в дом начал приноси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я всё тыкаюсь в разные сферы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опрос в том что мне надо ЧПУ надо кучу всего, а денег это покупать нету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айт ез уел джаст лёрн ит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6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любишь программирова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любишь учить язык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любишь понятнос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любишь переучиваться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хорош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то плохо так это то что ты не знаешь зачем тебе туда нуж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мне это нужно потому что когда я делал Каперому мне пришлось на С качать адаптер и в нём триггерить вызов руби-шной программы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место того чтоб просто………….. я не знаю. Мне надоело что куски сайтов пишут на сотне разных языко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их языков блядь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его стоит код для TreeJS который части сайта блин гоняет на GPU-х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ногда мне над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ногда. Не более. Мне щас надо простенький кликер. На чём его писать? На руби? В селениуме блядь? Я не привык к тому чтоб так коряво использовать тулзы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более того так как оно в основном из-за рельсы – то и outside rails особо нету на руби инфраструктуры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айди мне адаптер постгреса кроме активрекорд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рен…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мда ты прав. Есть альтернативы но насколько они развиты хз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15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Уф………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хуй его знае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библиотекам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нигам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так и вижу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нигу на 1000 страниц “Вступление в С, том первый”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не по крайней мере так его презентовал 15-летний Саш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оторый вроде как этим на тот момент пару лет занимался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которого я усиленно пытался боготвори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вообще я хуй его знаю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не грустно что моя мама не доживёт до результато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бы лучше если честно взялся за что-то другое чем за эт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за потребности например. Ну серьёзно. С учить в 32 года это………. Какие перспективы? Закончить его юзать в 38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не один день. Т.е. как по мне тебе надо забить на всё что больше одного дня дел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на большинство пунктов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не жалос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страх. И осознание. Что ты унижал единственного близкого человека незаслуженно просто потому что он был слишком глуп чтоб тебе обьяснить что если тебя за что-то бьют то это потому что ты не изучил все аспекты этого во всём мир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спомни хоть одного человека который бы тебя выслушал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хз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боюсь этого язык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боюсь доказывать его превосходств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вообще боюсь доказывать превосходство чего либ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знаю ШАГ когда-то учил того чувака с левандовки как юзать С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знаю что в МИТ на С тоже есть целые курсы навер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з. я б начал с этого. С курса МИТ. Прежде чем идти куда либ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ну. Зайди на едх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 каждом ВУЗе по курсу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икрософт и т.п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жизни не хватит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на матан тоже б жизни не хватило. Но ты справилс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……………………………………… я понял тебя. Ты хочешь выжать из пальца необходимость его име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ак на счёт просто признать что всё где надо программирование тебе не надо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блин. Ты слышал что я говорил когда сказал что надо канал смотреть. А не круги.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то может быть надо сделать круг а потом просто купить недостающие вещи и поеха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блядь ты слышишь или нет. Нет бабок на покупку кликеро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они сделают хуже чем я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потому что ты видел Руби. А они не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ладно. Я даю тебе право выбора: снуч или С. Что ты выберешь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снуч конеч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сколько ты знаешь программисток на С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а сколько ты знаешь филологЫнь которых бы ты трахнул? Fucking dykes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просто хочу запускать круги. Один за другим. Где можно купить я покупаю. Где нельзя приходится выдумывать вот эту хрен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ногда это процедурное 3Д моделлирование на питоне иногда ещё что-то. Я не знаю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просто хочу запустить круг. И наличие у меня навыков руби не помогае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ясн. И не питон потому что там нет альтернатив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именно. Все хардкорные первоисточники на С. А всё что не первоисточник меня не ебё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еня интересовал первоисточник MVC я выбрал Руб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еперь меня интересует первоисточник опознания, работы с камерами и т.п. Это С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ясн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475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есть желез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есть компы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есть люд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есть проекты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времени нет делать “адаптеры для дураков”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аписал под макбук драйвер и юзайте. А я пошёл дальш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ринцип как с вим: one tool for each task, and you orchestrate them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7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I wish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серьёз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б хотел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тоб было просто знаешь тест дривен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тоб это было как джаваскрипт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где тестируешь каждый кусок а потом всё вместе и всё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хер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нет. Нельзя. Единственный реальный выход это контрол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роконтролировать чтоб нужные буквы были в нужных местах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5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Какой перманентный вред нанесённый мне оно решает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когда программисты меня унижал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заставляли меня учить то что абсолютно мне неинтерес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ипа на кой чёрт мне С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ходил с вами потому что мне было одинок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если б вас не было я бы ходил с девочками типа Патлык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я ходил с вами лишь потому что меня ранило что вы знаете больше мен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очнее говорите что знает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не знаю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ам хватает яиц МНЕ говорить что я чего-то там не знаю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аже если не знаю это не причина меня униж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знаеш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сё общение сводилось к унижению друг друг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естно я б вернулся и надавал пизды каждому задроту из той компани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всем жырным неформалкам с которыми я тусил вместо того чтоб тусить с моделям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сем кто заполнял мои пустоты новыми путями которые надо делать наполовину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место того чтоб указать какой именно путь я не закончил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не нехватало психологи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не программировани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решил я это не поиском психологов (Патлыка имела маму-учительницу)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поиском психов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ожет и не надо мне этот язык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мне уж точно надо отдохнуть и иметь бабк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учу его только потому что без него я хрен найду туториалы о том как мне сделать какое-то дерьмо которое мне над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хочу 500 разных вариантов, и выбрать лучш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<text:s/>не хочу одного лысого чувака который имеет один лысый сайт и на котором один лысый пример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это типа всё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х да. И в Руби меня задрало что код на стаковерфлоу уже неактуален. Весь. Все ответы 5-летней давности уже до жопы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оммюнити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06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быть круче психов в их сфере прежде чем сказать им что они психи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тому что понимаешь они мне говорят А, я им Б, а их ответ - “не Б а А, потому что ты не знаешь С”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это тоже форма булинг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………………………………………………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госпади я общался с булерами все эти годы. Вместо того чтоб себя прокач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не реально нужно было психологию прокач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ак. Ладно. Тут всё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 волками жить по волчьи выть тип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бьективно под сомнением необходимос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л дня могу потратить. Но не больше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4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полно в мире arrogant pricks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вопрос в том что ничто не мешает мне им не бы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е нравится С – делай другой тул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опрос в том что мне не нравится в принципе идея программиров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могу БЫТЬ решением всемирных проблем. Понимаешь. Я могу не СОЗДАВАТЬ решения. А БЫТЬ им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росто делая майндмапы. И для этого мне не надо ничего изобретать днём и ночью в случайном порядк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едь по сути у тебя пивотал бессвязных задач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даже не идёшь по своему алгоритму……………………………………….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хочешь сайт продавать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нахрена?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хоть к чему-то пришёл через него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ерспективы? Деньги? Власть? И где они? Я помню что ты майндмапил всё что видел по принципу first come first served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ка не осталось предметов для изучени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ороче как инструмент может он где-то и полезен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ак же как математик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ты видишь да. Это не решение всех твоих проблем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тому не надо думать что ты его выучишь и все твои пункты порешаютс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ладно. чо. Пиши код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росто помни что это твоя жизнь. И тебе решать на что ты её потратиш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ты решаешь это каждый грёбанный ден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люди которых ты считал друзьями не пригласили тебя ни на одну свадьбу, и даже тебя не уважаю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ни бы сказали мол Та,.. Сэрий дурак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а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знаешь что д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тому ты с ними и не общаешьс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бщался только когда ты знал чем на это ответи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отвечал ты на это – напомню – психологией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ол он тебе “я видел что ты типа дурак”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ты ему “а ты типа байкером стал”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всё. Это был ваш последний разговор. Больше вы не узнал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булер потерял над тобой силу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“друг” бляд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ать – единственный твой друг. Мать тебя вытащила с крыма. А не “друзья”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не подруг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ам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сё. Больше не кому было звони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проблемы матери это С не решае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дневник решае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тому дневник и выш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хватит прыгать туда сюд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ернись к С когда решишь за него взяться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491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оно может гонять миллионы – миллиарды раз нон стоп какую-то функцию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……….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у например………. Не знаю………. Корректировать мой путь по комнат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ду ли я по траектори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ли………. Обрабатывать пиксел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суть в том что оно это делать может гораздо ЧАЩЕ чем ……… тот же руб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отя ботлнек в руби обычно говорят база данных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я верю в микрооптимизаци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я верю что если программа запускается пол секунды а не 30 секунд то я буду её чаще использов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ток ексчендж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есть ситуации в которых разница между секундой и наносекундой важн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более того. У меня в доме есть вещи……………………………………………. Типа процедурного моделлирования интерьера………………………….. которые вроде как тоже неплохо бы уме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любой круг за который я берусь ………………………………………………………………………………………….. хотя они на питоне. хз. Попробую. Пол дня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1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Как это повторение делает меня лучше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даёт возможность на компе делать что угодн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дключить любой тостер и сказать что он должен дел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слать вольты через нужный пор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ли принять вольты через пор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то даёт возможность хоть лампочку в юсб воткнуть диодную и регулировать её уровень света через слайдер в компе например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есть дохуя вещей которые слишком дорого мне покупа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з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есть прошивк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не вот ОС надо обнови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как. Тоже надо гуглить прога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понимаю что я по любому пропущу это через вопросник прежде чем реша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это ес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а проблем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ак. Ладно. 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0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С++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решение короч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татус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это решил вчер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вои булинг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сталось лишь круги делать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7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2">
          <table:table-cell table:style-name="ce19" office:value-type="string" calcext:value-type="string">
            <text:p>БЛАГОДАРНОС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* примеры благодарност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его (предмет)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его существовани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всё что он(о) даёт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всех кто мне что либо даёт когда оно у меня ес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всё что мне приходит когда оно у меня ес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всех ради кого оно создаётся поддерживается и защищается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всё ради чего оно создаётся поддерживается и защищается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* возможно ещё некоторые виды из вопросника самоанализ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ок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1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человек который может взять любое оборудование и заставить его делать то что ему над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это как инженер. Но с поправкой что он не сломает предме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то он знает что делает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от что это тако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то он не прошьёт мой бластер 5000 не той версией ионноплазменной прошивки что у него кнопки перестанут работ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од есть код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од и в африке код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очешь чтоб работал бластер – тебе к Серёг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не станешь экспертом в С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равно как и не стал экспертом в Руб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ты хоть вытер (уже) грань между ним и собой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ут всё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2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table:table-column table:style-name="co1" table:number-columns-repeated="1024" table:default-cell-style-name="ce21"/>
        <table:table-row table:style-name="ro2">
          <table:table-cell table:style-name="ce22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я думаю что С может быть и красивым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если учесть что…. Хотя нет. Ты прав. Это уродство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онстанты. Скобки. Ты ненавидишь когда “быстрее” означает “соблюдать больше правил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это не решение твоих проблем. Это просто больная фантазия миллионов программистов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единственное на что вся надежда это на демократию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на то что стадо умнее индивидуумов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неправда кстат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ты этому долго был живым доказательством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е знаю. Брось это. Или хотя бы поставь на паузу. Как-то тупо начинать с середины. Ты даже не знаешь на каком оно месте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я знаю что это пять звёзд. И шестая. А значит вне очереди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й чувак…. Те у которых 5 звёзд ты уже просто перестал ставить звёзды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сно. Отдохнёш после психологи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тадо так и не решило С-шных проблем с синтаксисом так что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ак ты найди ёпт мне метод попроще написать UI. Питон? Не смеши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ясно. Ладно. Иди.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2">
          <table:table-cell table:style-name="ce19" office:value-type="string" calcext:value-type="string">
            <text:p>Увидеть, что оно, и каждая его часть - это 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ужасные уродливые библиотек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думаешь оно “настолько уродливо что красиво”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есть причина почему у всех С программистов тёлок либо нету либо они толсты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тому что они пропагандируют не ту ветку эволюци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ни лишь стараются подстроиться под мир изменяемого постоянно желез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железо меняется под мир постоянно меняющихся потребностей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ерьёз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учи руби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забей на это дерьм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на тот круг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ватит с тебя языков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спомни. Тебя не программирование привело в Айсек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понимание того ЧТО в головах у людей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Эм…………………………………………………………………………………………………………… ну в принипе д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знал ЧТО искать. И КАК оно называетс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д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не имеет никакого отношения к руби. И к программированию. Будь менталистом. Хер с ним. Делай ранги вручную. Пункт в пункте это единственное из-за чего весь сыр бор. Серьёз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онеты не приносят бабл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ценка их ни к чему не приводит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продаёт игрушки 50-летним бабкам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 то время как у тебя красивейшие киевские модели остались сами по себе из-за того что ты пытался решать компьютером то что мог решать головой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не значит что ты ещё лучше должен это решать компьютером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просто был результат булинг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ерьёзно. Я разочаруюсь в тебе если ты начнёшь учить то что тебе неинтересно ради денег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ак ты себе это представляешь. Через 5-7 лет у тебя уже пальцев не останется это дерьмо печат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но всё бессвяз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твой микроскопны бизнес не выдерживает критики потому что УПЁРСЯ В ХАРДВЕР ДО ТОГО КАК УПЁРСЯ В ОГРАНИЧЕНИЯ ПО ПИТОНУ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е знаю короче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ак себе иде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а троечку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тому у неё и троечка в ранге таблицы пункто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справить резину в туалете – и то выше по списку чем С…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ожешь даже это сделать – больше толку будет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496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2">
          <table:table-cell table:style-name="ce19" office:value-type="string" calcext:value-type="string">
            <text:p>Увидеть, что оно и каждая его часть видит во мн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свежее мясц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еловек-расходник пришёл поднимать нашу инфраструктуру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авайте поприветствуем новичк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браво новичок иди. Бойня в эту сторону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не заработал? Хнык хнык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знаешь типа ехидно улыбающиеся чуваки знающие в какие я дебри лезу но не раскрывающие мне всех карт пока не подпишу договор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ак кредитный договор или страховка. Типа тог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люди которые другим дают обещание что “код будет сделан” а потом говорят Серёге “делай”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сами идут пить кофе с такими Ирами о которых ты мечтаеш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орошо ты хоть начал с вопросника а не с майндмап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как кстати ты хочешь………. Эм……………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чт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я хз. Я вижу этих посредников которые знают кусок оттуда кусок отсюда а тебе дают задачу “та ты просто соедини эти куски” и … да. Идут пить кофе с Ирам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ка ты пашеш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тому что одно дело знать две точки. А второе их соедини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то не раз доказывал круг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дно дело знать что тебе нужен молдер а второе – его собр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писавшись блядь в бюдже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в технические ограничения той страны или деревни в которых ты живёш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 – не враг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часто булеры принимают форму “умных чуваков” (типа) чтобы снимать сливки с твоих достижений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оторые выдают себя за умных с помощью майндмапов которые ничего не решаю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лучают грант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литика решающего чужие проблемы за чужие деньг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нанимают тебя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пять так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ак мяс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прости но такие вот реали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лучше бы ты работал над пунктами в том порядке в котором они <text:s/>ес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оверься алгоритму йопт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его лучше пропуст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лгоритм дневника через вопросник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498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table:table-column table:style-name="co1" table:number-columns-repeated="1024" table:default-cell-style-name="ce21"/>
        <table:table-row table:style-name="ro2">
          <table:table-cell table:style-name="ce22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рем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авай, бог портов и шнуров. Покажи класс. Создай нам пульт который гавкает при нажатии на кнопку “bark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от и весь твой С код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доволен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остойное применение твоего времени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но греет фибры твоей души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ли лучше всё таки с потребностей начать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йдёшь в рельсмаффин по второму кругу? На этот раз по С-шке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………………………………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тдохни 40 минут. Серьёзно. Я против траты времени на С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а. инклуд. да. Он указывает ретурн функции в её тип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а. киворды. Да, компайлы. Ты понимаешь что требовать компайлов от человека который не слышал что это такое это булинг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эти твои дружки. Саша и т.д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это всё равно что военный ДПЮшник бы заставлял тебя бежать 5км по таймеру когда ты никогда так далеко не бега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б ты себе блядь селезёнку надорвал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давайте салаги, бегите 50км во имя родины”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это то же само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осто на другой чаше весов - … рыжая девочка Ира. Дизайнер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твои алгоритмы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оторые полезны для тебя. И для неё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учитывай что они смогут юза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пойми наконец. В мире (и среди твоих знакомых) есть девушки (вполне очень даже качественные в репродуктивном плане) которые …….. станут тебе недоступны потому что ты будешь занят изучением С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смотри. У тебя в голове есть знания как ИХ име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ипа…. Видеть их мозг и т.п. видеть процессы. Быть континуус апплайд лингвистом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бери гранты. Будь посредником. Мне похер. Продавай свой сайт. Если задача дольше чем на 1 день – она идёт нахер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акой следующий шаг? Учить твоих девочек жать кнопки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ет. Заменить их кнопками. Опознавалка сделает то что они не могу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не надо их обогнать чтоб быть с ними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 тогда ты абсолютно точно не понимаешь девушек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как раз таки понимаю. По мне сохли только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 тебе сохли только те чьи внутренние процессы ты видел насквоз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их позицию в мир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те кого не видишь ты проанализируешь пот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ты понимаешь да… что ты будешь… что. Ты будешь гейм девелопить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оздавать игры с бабами с сиськами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от они сиськи! Только бери. Пиши им стихи и т.д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воя система не прошла вопрос легальности. ВСЁ. Теперь можешь просто жить с этим. Что ты потратил год на проект который опять сомнителен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ахрена думать об этом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ё равно важны лишь дифференциалы внутри системы а не все дифференциалы в мир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ути свой сайт. Серьёзно. С++ программистов в мире столько что ещё один миру не нуже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свежее мясцо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колько можно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ю жизнь свежее мясцо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ди по алгоритму.</text:p>
          </table:table-cell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table:table-column table:style-name="co19" table:default-cell-style-name="ce21"/>
        <table:table-column table:style-name="co1" table:number-columns-repeated="1023" table:default-cell-style-name="ce21"/>
        <table:table-row table:style-name="ro2">
          <table:table-cell table:style-name="ce41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 calcext:value-type="string">
            <text:p>плюси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инуси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кобк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кобк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ещё одна скобк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й ты забыл точку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ё чувак. Скобки нету, ничо не работае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ж создал эту програму, ТЫ и решай почему она не работае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не знаю более унизительного занятия чем программировани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менно продакшн программирование набольшой проек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мыл когда-то параш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о там я хоть мог потом поговорить с какими-то тёлкам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программирование это вообще блядь……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ак будто пытк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ак хорошо что мать тебя научила идти решать проблемы в мире тем что ес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это хотя бы научило тебя видеть вот такие проблемы до того как ты возьмёшься за их решениеэ</text:p>
          </table:table-cell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сделать чтоб оно увидело во мне и всех моих частях себя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карту всех методов закопаешься дела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сех библиотек тем боле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напомню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сё железо В МИРЕ на С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роприаритарный код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орс код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екомпайлы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уча терминологи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оторая вся должна быть в файлике о котором низя говорить с теми кто этого не понимает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чтоб не стать изгоем для рыжих чувих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ерьёзно. Лучше просто быть менталистом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еб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 твоими знаниям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вой микроскоп-детектор никому не нужен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усть люди его создаю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и бал это дерьмо создав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ипа уууууууу ориентация неверная, ууууу на фотографии есть вторая ориентация, уууууууууу сравним блобы на фотографии и на том что есть,.. и ууууууууууу…. Посчитаем и компенсируем угол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3 строчк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в С это 10 страниц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лёгкого решения от С не будет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туториала тож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всё свелось к простому “фича через вопросник”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опять таки я напомню…………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у тебя КАМЕРЫ НЕ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рости что ору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есть макролинза. Но……. Она до жопы. Ты ею уже даже не фоткаеш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т автофокус всё порти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хочу рыженькую Иру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роанализируй потребност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ватит ебать блядей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есть круги. Есть алгоритм. Всё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бог алгоритмо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не языков программирования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будут новые алгоритмы – будут и новые языки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00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никакого интереса к языку я не испытываю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реально падоль какая-то над тобой в детстве издевалас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льзовалась твоей низкой самооценкой и проблемами чтоб повышать их эг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бабок в мире мног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создал виноградов групп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ридумаешь что-т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а крайняк будешь консультировать аналитико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способность запрограммировать любую кнопку на любом девайсе это так себе достижени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есть вещи которые инженеры решают просто диодами. Ты ж не будешь диоды после этой фразы учи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уровни абстракции короч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х тут нет вообщ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жесткое копропорно с лошадями. Вот что это тако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иллион коммитов. В кэрнеле. Каждый множ часа на 3. 3 миллиона часов. Сколько это лет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3 миллиона человек поработали по 1 часу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ли 3000 человек поработали по 1000 часо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е такой уж и большой комьюнит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идиш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т майндмапа математики толку и то больше будет чем от С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н даже тут и не всплыл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но всплыл бы с текущим апдейтом к алгоритму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Эм………… да. Ты прав. Давай так. Дойдёшь до 11го вопроса и перерыв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10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желез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ам где проводов и диодов мало делают С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там где надо больше Ифов чем есть места в девайсе чтоб уместить проводов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од это провод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олько провода тяжёлы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код ничего не веси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 это то что движет прогрессом в мире компов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но ещё более часто наверно меняется чем руб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б посмотрел как часто апдейтятся коммиты в кернел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Default"/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2-7 мерджей в сутк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делай вывод. 7 раз в сутки меняется основная библиотека линукс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основная библиотека С на планет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бесплатная по крайней мер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7 раз в сутки тебе надо будет апдейтить твой майндмап кэрнел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ж безумие бляд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только кернел. Мы ещё не дошли до даже каких-то кастомных твоих кодо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мы только ОС загрузил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аже не ОС .а только её ядро. т.е. это не считая ещё десктопника и т.п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это по сути только консол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то………………………… я даже не знаю там скорей больше чем просто консоль. Я помню там дохрена чег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е знаю чувак. “не початый край” это не всегда комплимент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ногда это должно вызывать отторжение мол “ну раз вы за 70 лет его даже не почали. То может мне не надо туда лезть, я просто хочу инструмент, а не хочу получать очередной блядь диплом программиста”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уверен и gcc апдейтят част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Тоже 5 раз в ден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во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чаще чем руби по сут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руби ты ругался что раз в неделю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тут 7 раз в ден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глянь опенс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как когда. Когда чаще когда реже. Когда раз в пару дней когда 5-7 раз в ден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окей реже. Но всё равно в среднем раза 3 в день как минимум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Ну ……. д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до жопы такие круг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щи те в которых ничо не надо особо дел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ди отдохни. Комьюнити это дабл едж сорд. Чем чаще ремонтируют тем больше надо учить. И тем больше ломаетс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я вижу не 1 млн коммито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вижу 1 млн неудачных попыток реверс инженирнуть вселенную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сё равно что 1 млн человек пыталось бы придумать сердце но никто бы не брал за основу реальное сердце и даже его не видел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от такие у меня ассоциаци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да. К чему-то они там пришл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не так чтобы блядь прям вообще ахтунг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как-то таки мама тебе помогает если тебе только после неё приходит в голову искать таких рыжих высоких девочек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ерерыв. Либо щас либо после конца ресёрча. Выбирай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сле конца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481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3">
          <table:table-cell table:style-name="ce19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36" table:number-columns-repeated="255"/>
          <table:table-cell table:number-columns-repeated="768"/>
        </table:table-row>
        <table:table-row table:style-name="ro4">
          <table:table-cell table:style-name="ce20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так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де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огда-то в 70х или в 60х люди поняли что на лампах далеко не уедеш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на карточках тоже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начали писать этот код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тому что это было проще чем сразу работать с единицами и нулям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создали язык который более менее читаблен номожет превратиться <text:s/>в единицы и нули кнопкой компайл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начале первые ассемблеры писали единицами и нулям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потом писали на нём ж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вот такая вот краткая история С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ебе этого хватает чтоб понять что эта технология примитивна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эм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примитивна не в плане “я бы написал лучше” а в плане что важно ЧТО ты пишешь а не НА ЧЁМ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Эм………. да. Ты пра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ну вот. Наконец-то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14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21"/>
        <table:table-column table:style-name="co1" table:number-columns-repeated="1023" table:default-cell-style-name="ce21"/>
        <table:table-row table:style-name="ro5">
          <table:table-cell table:style-name="ce42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достижения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во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за счёт других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ето типа адвантедж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ол может моя работа и тупая но я делаю её в 1 млн раз быстрее конкурентов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быстрее уберу всех из уравнения и урву кусок прежде чем ниша исчезнет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ну ты видишь. Урывание и т.п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не верю в это. Нормальные алгоритмы живут вечно. Они не урывают. Они не существуют чтоб урвать и исчезнуть. Они становятся фундаментом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твой микроскопный код станет фундаментом хоть чего-то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эм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по моему не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 моему ты просто думаешь как бы побыстрее урва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д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пожертвовав здравым смыслом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д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так это не работает. ОпенСВ создан. ИИ больше не нужен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был бы нужен его б создал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люди сами создадут это. Через твои круг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елай круг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явится ИИ – тоже будет юзать твои круг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я не ожидал такой критики…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а я не ожидаю что ты будешь ещё 10 лет орать на ма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 и С++ это нервы. В первую очередь. Огромны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“вот ты тупая, ничего не знаешь”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ткуда это пришл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от того что с тобой так программисты общались. Вот откуда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о них ты был вежливым классным секси умным пацаном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ечтой девочек. Вежливым. С улыбкой. Умеющим радоваться со “своими” и обходить “чужих”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был политиком. Работником масс. А не долбанным один-нольщиком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ир нихуя не бинарен.в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ажны комбинации между единицами и нулям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учить единицы и нули – всё равно что изучать атомы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быть программистом – всё равно что создавать машины превращающие одни комбинации атомов (молекулы) в другие (другие молекулы)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оторые часто обладают другими свойствам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ак химия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 одним отличием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ебе надо знать ЧТО превращать ВО ЧТ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ты мост. Человек-мост. Между теми кто знают что у них есть лишнее и теми кто знают что им нуж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скажи мне пожалуйста. Как человек который видел майндмапы. Насколько часто люди действительно знают что им нужно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спомни. Как в 2012м ты видел что нужно решать проблему нестыковки желаний и возможностей украины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вместо этого все вокруг бегали за айфонам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программисты бы создавали вещи которые …….. и те и те заказывают. Кто-то заказывают проекты под айфоны “бикоз мани” (с ними ты работал)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тех кто заказывает проекты нужные для решения возможностей украины ты даже не видел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тому что их не был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помниш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се эти онлайн медицинские сайты и т.п. появились намного позже, после войны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сле того как поубивали друг друга те кто считал что быть быдлом правиль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от как работает демократия. Путём принесения в жертву тех кто мог что-то знать о мир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оказался в джунглях чисто потому что ты видел лучше чем они чем это всё кончитс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ороч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за круг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огда есть возможность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огда ВИДИШЬ что они должны быть сделаны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провидец. Тут я согласен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. повторюсь. НО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за что-то надо жить. И если ты точишь саблю 7 раз в день и тебе нехватает времени точить знание кого надо резать – то ты будешь резать тех кого тебе скажу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говорят тебе резать те кому нельзя вери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ловина наёбывает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торая половина тупа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… твоя цель деньг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мой ответ – делай круги пока не увидишь простой какой-то круг не требующий особых вложений времен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кульптура из фазы больше стоит чем весь твой код вместе взятый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ак раз таки потому что в мире миллионы программистов готовых работать БЕСПЛАТНО (кернел, опенСВ – всё это проекты которые пишут люди которым не платят)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ак что………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ы вполне можешь просто погуглить. Есть ли готовый код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ускай даже на С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заюзать его даже если он херовый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а потом скачать другой. Менее херовый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смотреть на стандарты и всё. И не ибать мозги соблюдением их ценой своей жизн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воей. Жизни. В которую вложено столько сил и ресурсов…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от. Такой вот ответ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453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(моя гипотеза что этот вопрос важен)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удовлетворение своей власт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“хочу чтоб робот ходил вдоль а не поперёк дороги”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без каких либо причин и следствий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ахрена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отому что хочу. Бикоз фак ю зецс уай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хочу. На тебе 300 баксов. Делай либо пусть делает тот кто захоче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запощу на фрилансер. И пускай делаю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как создание рандомных кусков пазла. В мире. А создание из них кругов это чистая случайнос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с этой точки зрения твой проект по идее и С измени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ак что незачем его учить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3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ЭТА ПРОБЛЕМА решает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говорит железу что делать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33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2">
          <table:table-cell table:style-name="ce19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в 70х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и да. По сравнению с эпохой когда не знали что такое микроволновка это чудесный прорыв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о это всё равно бред этим заниматься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в эру стандартов кода и аналитики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делай круги и выберешь самый простой. Не выдумывай причин заниматься тем что не идё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просто пример того как тебе надо взвесить все бизнеспланы перед тем как инвестировать в какой-то из них деньг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т.е. опять таки. 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3" office:value-type="string" calcext:value-type="string">
            <text:p>виноградов групп и сайт выше по приоритету чем С++ и там это всё учтено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5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ЭТА ПРОБЛЕМА колдует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ничего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это язык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говорит как ведут себя транзисторы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акой иф вызывает какой зен и какой елс. Всё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Если 1 то 0.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29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3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23" office:value-type="string" calcext:value-type="string">
            <text:p>виноградов групп и сайт выше по приоритету чем С++ и там это всё учтено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так что. Я сделал <text:s/>майндмап С. Всё то же самое что и в Руби. Ничего сложного. Библиотеки. Циклы. Ифы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куча комманд которых я не знаю. Но они части библиотек. А библиотеки можно и погуглить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тут всё. Тест дривен девелопмент погугли и будет ок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я хз какой выбрать. Их много. Ассертят вальюсы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ок. тест дривен погугли только и всё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<text:a xlink:href="http://eradman.com/posts/tdd-in-c.html" xlink:type="simple">http://eradman.com/posts/tdd-in-c.html</text:a>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я хз. Мне похер. Я хочу фичи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ладно. Поехали. По ходу сделаешь. Я вижу что тебя дрочит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разрывает по поводу Оли. Давай. Иди дальше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office:value-type="string" calcext:value-type="string">
            <text:p>найдёшь когда нибудь нормальный список фич и добавишь меня. Паттерны. Пока просто кидай ссылки в майндмап.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6" table:number-columns-repeated="256"/>
          <table:table-cell table:number-columns-repeated="768"/>
        </table:table-row>
        <table:table-row table:style-name="ro2">
          <table:table-cell table:style-name="ce36" office:value-type="string" calcext:value-type="string">
            <text:p>к</text:p>
          </table:table-cell>
          <table:table-cell table:style-name="ce36" table:number-columns-repeated="255"/>
          <table:table-cell table:number-columns-repeated="768"/>
        </table:table-row>
        <table:table-row table:style-name="ro2" table:number-rows-repeated="65511">
          <table:table-cell table:style-name="ce3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2">
          <table:table-cell table:style-name="ce40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20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20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20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20" office:value-type="string" calcext:value-type="string">
            <text:p>а может даже в музей эту вещь дать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20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20" office:value-type="string" calcext:value-type="string">
            <text:p>а так хоть отобью вложенные деньги.</text:p>
          </table:table-cell>
          <table:table-cell table:style-name="ce36" table:number-columns-repeated="127"/>
          <table:table-cell table:number-columns-repeated="896"/>
        </table:table-row>
        <table:table-row table:style-name="ro2" table:number-rows-repeated="121">
          <table:table-cell table:style-name="ce36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2">
          <table:table-cell table:style-name="ce4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1">Решение 9 (напр. Решение болезни или проблемы – таблетки решающие строку короче). </text:span><text:span text:style-name="T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2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2">
          <table:table-cell table:style-name="ce36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2">
          <table:table-cell table:style-name="ce44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pan text:style-name="T1">вопрос кнопки “</text:span><text:span text:style-name="T2">Рассмотреть систему как подпункт”.</text:span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2">
          <table:table-cell table:style-name="ce46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2">
          <table:table-cell table:style-name="ce44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2">
          <table:table-cell table:style-name="ce36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2">
          <table:table-cell table:style-name="ce36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2">
          <table:table-cell table:style-name="ce36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2">
          <table:table-cell table:style-name="ce44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2">
          <table:table-cell table:style-name="ce36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2">
          <table:table-cell table:style-name="ce36" office:value-type="string" calcext:value-type="string">
            <text:p><text:span text:style-name="T3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2">
          <table:table-cell table:style-name="ce36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2">
          <table:table-cell table:style-name="ce36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1">
        <table:table-column table:style-name="co1" table:default-cell-style-name="Default"/>
        <table:table-row table:style-name="ro2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1"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43"/>
        <table:table-column table:style-name="co42" table:default-cell-style-name="ce43"/>
        <table:table-column table:style-name="co43" table:default-cell-style-name="ce43"/>
        <table:table-column table:style-name="co44" table:default-cell-style-name="ce43"/>
        <table:table-row table:style-name="ro2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1">
        <table:table-column table:style-name="co45" table:default-cell-style-name="ce43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43" office:value-type="string" calcext:value-type="string">
            <text:p>Competition is a sin (80/20, automation)</text:p>
          </table:table-cell>
          <table:table-cell table:style-name="ce43" office:value-type="string" calcext:value-type="string">
            <text:p>Biggest bang for the buck</text:p>
          </table:table-cell>
          <table:table-cell table:style-name="ce43" office:value-type="string" calcext:value-type="string">
            <text:p>% износа (текущий)</text:p>
          </table:table-cell>
          <table:table-cell table:style-name="ce43" office:value-type="string" calcext:value-type="string">
            <text:p>% отставания от блидинг еджа мира</text:p>
          </table:table-cell>
          <table:table-cell table:style-name="ce43" office:value-type="string" calcext:value-type="string">
            <text:p>Мат. Модель</text:p>
          </table:table-cell>
          <table:table-cell table:style-name="ce43" office:value-type="string" calcext:value-type="string">
            <text:p>Проектный вопросник</text:p>
          </table:table-cell>
          <table:table-cell table:style-name="ce43" office:value-type="string" calcext:value-type="string">
            <text:p>Как преотвратить поток автоматизированных дескредетаторов</text:p>
          </table:table-cell>
          <table:table-cell table:style-name="ce43" office:value-type="string" calcext:value-type="string">
            <text:p>Как обойти защиту такого уровня если б она была</text:p>
          </table:table-cell>
          <table:table-cell table:style-name="ce43" office:value-type="string" calcext:value-type="string">
            <text:p>Уход с линии удара неблагополучных условий</text:p>
          </table:table-cell>
          <table:table-cell table:style-name="ce4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2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Смиренчен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Страхов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Патентн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Скоростн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Качественн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Финансов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2">
          <table:table-cell table:style-name="ce47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2" table:number-rows-repeated="104852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2">
          <table:table-cell table:style-name="ce36" office:value-type="string" calcext:value-type="string">
            <text:p>Пока что я тут ничего писать не буду потому что время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По этому не знаю. 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36" table:number-columns-repeated="127"/>
          <table:table-cell table:number-columns-repeated="896"/>
        </table:table-row>
        <table:table-row table:style-name="ro2">
          <table:table-cell table:style-name="ce36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36" table:number-columns-repeated="127"/>
          <table:table-cell table:number-columns-repeated="896"/>
        </table:table-row>
        <table:table-row table:style-name="ro2" table:number-rows-repeated="122">
          <table:table-cell table:style-name="ce36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1">
        <table:table-column table:style-name="co1" table:default-cell-style-name="Default"/>
        <table:table-row table:style-name="ro2">
          <table:table-cell table:style-name="ce4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2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2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2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2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09:24:34.719052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9</meta:editing-cycles>
    <meta:editing-duration>PT3H40M22S</meta:editing-duration>
    <meta:generator>LibreOffice/6.0.7.3$Linux_X86_64 LibreOffice_project/00m0$Build-3</meta:generator>
    <dc:title>Групанье</dc:title>
    <meta:creation-date>2020-05-03T07:44:42.486015246</meta:creation-date>
    <dc:date>2020-05-15T09:39:53.105211090</dc:date>
    <meta:document-statistic meta:table-count="42" meta:cell-count="1017" meta:object-count="0"/>
    <meta:template xlink:type="simple" xlink:actuate="onRequest" xlink:title="Групанье" xlink:href="../../../../Templates/Групанье.ots" meta:date="2020-05-03T07:44:38.882750879"/>
  </office:meta>
</office:document-meta>
</file>